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7c12" officeooo:paragraph-rsid="00127c12"/>
    </style:style>
    <style:style style:name="T1" style:family="text">
      <style:text-properties officeooo:rsid="00139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arefas:</text:p>
      <text:p text:style-name="P1"><text:s text:c="2"/>-Colocar fluentvalidation nos requests<text:line-break/> <text:s/>-Log de erro<text:line-break/> <text:s/>-<text:span text:style-name="T1">CORS está AllowAll apenas para teste do front</text:span></text:p>
      <text:p text:style-name="P1"/>
      <text:p text:style-name="P1">O método RetrieveData será usado para todas as pesquisas, quando necessitar de informações das próximas páginas, o request será individualizado, ou seja, se quiser ver a segunda página do acre, todos os estados estarão com bool false e apenas o do Acre com true, passando o parametro Page com o número da página desejada</text:p>
      <text:p text:style-name="P1"/>
      <text:p text:style-name="P1">O browser do playwright eh instanciado apenas 1x, qualquer requisição é feita criando novos contextos, poupando memória por nao ter q abrir vários navegadores</text:p>
      <text:p text:style-name="P1"/>
      <text:p text:style-name="P1">ApiAcre:</text:p>
      <text:p text:style-name="P1">- A pagina 1 é considerada 0, ou seja, se o resultado do total de paginas for 15, é pq existem 16.<text:line-break/>– O request deve ser feito pelo ano da data, ou seja, não é possível pesquisar 2 anos diferentes nem período entre data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4T22:42:17.078000000</dc:date>
    <meta:editing-duration>PT23H59M4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6" meta:word-count="139" meta:character-count="819" meta:non-whitespace-character-count="679"/>
  </office:meta>
</office:document-meta>
</file>